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>
      <style:text-properties officeooo:paragraph-rsid="000495e3"/>
    </style:style>
    <style:style style:name="P5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 style:list-style-name="L1">
      <style:text-properties officeooo:rsid="00067d55" officeooo:paragraph-rsid="00067d55"/>
    </style:style>
    <style:style style:name="P7" style:family="paragraph" style:parent-style-name="Standard" style:list-style-name="L1">
      <style:text-properties officeooo:rsid="0007de45" officeooo:paragraph-rsid="0007de45"/>
    </style:style>
    <style:style style:name="P8" style:family="paragraph" style:parent-style-name="Standard" style:list-style-name="L1">
      <style:text-properties officeooo:rsid="0007d626" officeooo:paragraph-rsid="0007d626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95e3"/>
    </style:style>
    <style:style style:name="T4" style:family="text">
      <style:text-properties style:font-name="Liberation Mono" fo:font-size="18pt" fo:font-style="italic" fo:font-weight="normal" officeooo:rsid="000495e3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s device developed by Charles Babbage near 19<text:span text:style-name="T1">th</text:span><text:span text:style-name="T2"> century.</text:span></text:p>
          <text:p text:style-name="P2">It takes input data from input device, stores(not always) and processes it and produce output.</text:p>
          <text:p text:style-name="P2">It has 2 components:</text:p>
          <text:p text:style-name="P2">1.Hardware</text:p>
          <text:p text:style-name="P2">2.Software – applications and OS</text:p>
          <text:p text:style-name="P2">Its main characteristics are speed, accuracy, storage, <text:span text:style-name="T3">diligence,</text:span> <text:span text:style-name="T3">versatility, automation.</text:span></text:p>
          <text:p text:style-name="P3"/>
        </text:list-item>
        <text:list-item>
          <text:p text:style-name="P4"><text:span text:style-name="T4">The word “computer” is derived from latin word “computare” whose meaning is “to calculate/sum”.</text:span></text:p>
          <text:p text:style-name="P5"/>
        </text:list-item>
        <text:list-item>
          <text:p text:style-name="P4"><text:span text:style-name="T4">“Common Operating Machine Purposely Used for Technological and Educational Research” is actually a backronym of computer.</text:span></text:p>
          <text:p text:style-name="P6"><text:span text:style-name="T4"/></text:p>
        </text:list-item>
        <text:list-item>
          <text:p text:style-name="P6"><text:span text:style-name="T4">C</text:span><text:span text:style-name="T5">PU </text:span><text:span text:style-name="T6">mainly </text:span><text:span text:style-name="T5">consists of:</text:span></text:p>
          <text:p text:style-name="P6"><text:span text:style-name="T5">1.ALU(arithmetic logic unit) – it is the computational engine of CPU used for arithmetic and logical operations.</text:span></text:p>
          <text:p text:style-name="P6"><text:span text:style-name="T5">2.CU(control unit) – it is the brain of CPU, directing and coordinating operations of other components.</text:span></text:p>
          <text:p text:style-name="P6"><text:span text:style-name="T5">3.Registers – small high-speed storage locations that hold active data.</text:span></text:p>
        </text:list-item>
        <text:list-item>
          <text:p text:style-name="P7"><text:span text:style-name="T5">C</text:span></text:p>
        </text:list-item>
        <text:list-item>
          <text:p text:style-name="P7"><text:soft-page-break/><text:span text:style-name="T5">Major memory types are Primary,Secondary and Cache.</text:span></text:p>
          <text:p text:style-name="P7"><text:span text:style-name="T5">1.Primary(Main) consist of RAM and ROM.</text:span></text:p>
          <text:p text:style-name="P7"><text:span text:style-name="T5">2.Secondary(Storage) whose famous examples are HDD, SDD, optical discs(CD/DVD), USB, etc.</text:span></text:p>
          <text:p text:style-name="P7"><text:span text:style-name="T5">3.Cache is a small, fast memory that stores frequently used data and instructions.Its divided into L1,L2 and L3 among which L1 is smallest and fastest.</text:span></text:p>
          <text:p text:style-name="P8"><text:span text:style-name="T5"><text:s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1T18:04:49.461032791</dc:date>
    <meta:editing-duration>PT3M</meta:editing-duration>
    <meta:editing-cycles>1</meta:editing-cycles>
    <meta:document-statistic meta:table-count="0" meta:image-count="0" meta:object-count="0" meta:page-count="2" meta:paragraph-count="21" meta:word-count="191" meta:character-count="1205" meta:non-whitespace-character-count="1047"/>
    <meta:generator>LibreOffice/24.8.7.2$Linux_X86_64 LibreOffice_project/480$Build-2</meta:generator>
  </office:meta>
</office:document-meta>
</file>